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position="0% 100%"/>
    </style:style>
    <style:style style:name="T4" style:family="text">
      <style:text-properties style:text-line-through-style="solid" style:text-position="0% 100%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position="super 58%"/>
    </style:style>
    <style:style style:name="T7" style:family="text">
      <style:text-properties style:text-line-through-style="none" style:text-position="0% 100%"/>
    </style:style>
    <style:style style:name="T8" style:family="text">
      <style:text-properties style:text-line-through-style="none" style:text-position="0% 100%" style:text-underline-style="solid" style:text-underline-width="auto" style:text-underline-color="font-color"/>
    </style:style>
    <style:style style:name="T9" style:family="text">
      <style:text-properties style:text-line-through-style="none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7_2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a funeral address/</text:p>
      <text:p text:style-name="P3">Dear Friends! <text:s/>My knowledge of the sentiments enter-/-tained by our lamented brother, whose body we/ are about to consign to mother earth, <text:span text:style-name="T2">assures</text:span><text:span text:style-name="T5"> convinces/ me that he would have greatly disapproved/ of a eulogy being pronounced over his remains./ <text:s/>I am therefore deprived of the melancholy/ satisfaction of paying to his memory the tribute/ of commendation it justly deserves. I cannot/ without </text:span><text:span text:style-name="T2">con</text:span><text:span text:style-name="T5"> acting in contravention of his expressed/ opinions, extol his virtues as </text:span><text:span text:style-name="T2">a useful</text:span><text:span text:style-name="T5"> an</text:span><text:span text:style-name="T2">d</text:span><text:span text:style-name="T5">/ upright &amp; useful citizen, as a kind friend, </text:span><text:span text:style-name="T2">as an affectionate</text:span><text:span text:style-name="T5"> a devoted/ husband and an </text:span><text:span text:style-name="T2">indulgent father</text:span><text:span text:style-name="T5"> affectionate parent. <text:s/>Nor can/ I even dwell on the</text:span><text:span text:style-name="T2">s</text:span><text:span text:style-name="T5"> attachment he evinced during my ministry to the Congre-/-gation where he was raised, and on the invaluable/ services he oftentimes rendered thereto./ <text:s/>But I may however beseech the Lord of mercy/ to </text:span><text:span text:style-name="T2">give</text:span><text:span text:style-name="T5"> forgive the sins he may have committed/ during his terrestrial pilgrimage, because of/ the numerous merits he has acquired./</text:span></text:p>
      <text:p text:style-name="P3"><text:span text:style-name="T5"/></text:p>
      <text:p text:style-name="P3"><text:span text:style-name="T5">[Page 2]</text:span></text:p>
      <text:p text:style-name="P3"><text:span text:style-name="T5">My friends! <text:s/>It has pleased the Creator of/ his existence, to summon to his presence Alla-</text:span><text:span text:style-name="T6">2</text:span><text:span text:style-name="T7">/-mont Jonas</text:span><text:span text:style-name="T6">1</text:span><text:span text:style-name="T7"> Phillips, while he was yet pur-/-suing a career of utility, let us bow submis-/-sively to his inscrutable decree. <text:s/>Great/ indeed is the void which his demise has created/ in our midst, and long will it be felt./ <text:s/>But it depends in a measure upon the future/ demeanour of his offspring </text:span><text:span text:style-name="T3">to mitigate</text:span><text:span text:style-name="T7"> that the sorrow/ which is now keenly experienced be alleviated. <text:s/>Let the </text:span><text:span text:style-name="T3">noble</text:span><text:span text:style-name="T7">/ social virtues which adorned </text:span><text:span text:style-name="T3">their father</text:span><text:span text:style-name="T7"> our estimable friend be/ reproduced in them, and his disconsolate widow/ will obtain some comfort. <text:s/>Let them draw/ closer in union of actions to the Jewish Community/ among whom they were reared, </text:span><text:soft-page-break/><text:span text:style-name="T7">and the latter/ will be partially compensated for the irre-/-parable loss they have sustained. <text:s/>Let them/ above all faithfully adhere to their ancestral religion, </text:span><text:span text:style-name="T3">and</text:span><text:span text:style-name="T7"> for/ while </text:span><text:span text:style-name="T8">they</text:span><text:span text:style-name="T9"> will thus derive the consolation they/ need, </text:span><text:span text:style-name="T8">the</text:span><text:span text:style-name="T9"> soul of our departed friend will/ rejoice thereat in the realm of bliss, where he is/</text:span></text:p>
      <text:p text:style-name="P3"><text:span text:style-name="T9"/></text:p>
      <text:p text:style-name="P3"><text:span text:style-name="T9">[Page e]</text:span></text:p>
      <text:p text:style-name="P3"><text:span text:style-name="T9">now </text:span><text:span text:style-name="T4">enj</text:span><text:span text:style-name="T9"> reaping the fruit of his goodly deeds./ <text:s/>So may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13:26:36.86</meta:creation-date>
    <meta:document-statistic meta:table-count="0" meta:image-count="0" meta:object-count="0" meta:page-count="3" meta:paragraph-count="67" meta:word-count="509" meta:character-count="3375"/>
    <dc:date>2012-10-24T13:38:33.90</dc:date>
    <meta:editing-duration>PT11M57S</meta:editing-duration>
    <meta:editing-cycles>1</meta:editing-cycles>
    <meta:generator>OpenOffice.org/3.4.1$Win32 OpenOffice.org_project/341m1$Build-9593</meta:generator>
  </office:meta>
</office:document-meta>
</file>